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dc2300" draw:opacity="60%" draw:textarea-horizontal-align="justify" draw:textarea-vertical-align="middle" draw:auto-grow-height="false" draw:shadow-opacity="60%"/>
    </style:style>
    <style:style style:name="gr3" style:family="graphic" style:parent-style-name="standard">
      <style:graphic-properties draw:stroke="none" draw:fill-color="#00ae00" draw:opacity="40%" draw:textarea-horizontal-align="justify" draw:textarea-vertical-align="middle" draw:auto-grow-height="false" draw:shadow-opacity="40%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color="#e6e6e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4.572cm" svg:x="7.488cm" svg:y="1.824cm">
          <text:p text:style-name="P1">Lysine </text:p>
          <text:p text:style-name="P1">Acety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715cm" svg:height="5.715cm" svg:x="10.336cm" svg:y="3.794cm">
          <text:p text:style-name="P2"><text:span text:style-name="T1">FlexPepDock </text:span></text:p>
          <text:p text:style-name="P2"><text:span text:style-name="T1">Low scoring</text:span></text:p>
          <text:p text:style-name="P2"><text:span text:style-name="T1">Peptid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572cm" svg:height="4.572cm" svg:x="6.931cm" svg:y="5.521cm">
          <text:p text:style-name="P1">Mutations in</text:p>
          <text:p text:style-name="P1">CdLS pat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525cm" svg:y1="6.08cm" svg:x2="5.318cm" svg:y2="5.953cm">
          <text:p/>
        </draw:line>
        <draw:frame draw:style-name="gr5" draw:text-style-name="P3" draw:layer="layout" svg:width="2.794cm" svg:height="0.889cm" svg:x="2.481cm" svg:y="5.518cm">
          <draw:text-box>
            <text:p text:style-name="P3">R711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or </meta:initial-creator>
    <meta:creation-date>2013-01-08T15:54:18</meta:creation-date>
    <dc:date>2013-01-08T16:14:34</dc:date>
    <dc:creator>lior </dc:creator>
    <meta:editing-duration>PT5M6S</meta:editing-duration>
    <meta:editing-cycles>1</meta:editing-cycles>
    <meta:document-statistic meta:object-count="5"/>
    <meta:generator>LibreOffice/3.5$Linux_X86_64 LibreOffice_project/350m1$Build-2</meta:generator>
  </office:meta>
</office:document-meta>
</file>